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3.734cm" table:align="left"/>
    </style:style>
    <style:style style:name="Tabla1.A" style:family="table-column">
      <style:table-column-properties style:column-width="4.066cm"/>
    </style:style>
    <style:style style:name="Tabla1.B" style:family="table-column">
      <style:table-column-properties style:column-width="3.972cm"/>
    </style:style>
    <style:style style:name="Tabla1.C" style:family="table-column">
      <style:table-column-properties style:column-width="5.696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0.65cm" table:align="left"/>
    </style:style>
    <style:style style:name="Tabla2.A" style:family="table-column">
      <style:table-column-properties style:column-width="6.024cm"/>
    </style:style>
    <style:style style:name="Tabla2.B" style:family="table-column">
      <style:table-column-properties style:column-width="4.627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3.361cm" table:align="left"/>
    </style:style>
    <style:style style:name="Tabla3.A" style:family="table-column">
      <style:table-column-properties style:column-width="4.792cm"/>
    </style:style>
    <style:style style:name="Tabla3.B" style:family="table-column">
      <style:table-column-properties style:column-width="1.727cm"/>
    </style:style>
    <style:style style:name="Tabla3.C" style:family="table-column">
      <style:table-column-properties style:column-width="3.154cm"/>
    </style:style>
    <style:style style:name="Tabla3.D" style:family="table-column">
      <style:table-column-properties style:column-width="3.688cm"/>
    </style:style>
    <style:style style:name="Tabla3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T1" style:family="text">
      <style:text-properties officeooo:rsid="001bcff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¿GeoTwin sería BIM?</text:h>
      <text:p text:style-name="Text_20_body"><text:span text:style-name="Strong_20_Emphasis">Sí, en parte.</text:span></text:p>
      <text:p text:style-name="Text_20_body">Si GeoTwin:</text:p>
      <text:list text:style-name="L1">
        <text:list-item>
          <text:p text:style-name="P2">Modela instalaciones físicas (granjas, naves, silos, salas técnicas, balsas, plantas de biogás)</text:p>
        </text:list-item>
        <text:list-item>
          <text:p text:style-name="P2">Trabaja con modelos 3D estructurales</text:p>
        </text:list-item>
        <text:list-item>
          <text:p text:style-name="P2">Integra capas técnicas (estructura, electricidad, climatización, purines, ventilación, sensores)</text:p>
        </text:list-item>
        <text:list-item>
          <text:p text:style-name="P2">Permite ciclo de vida del activo</text:p>
        </text:list-item>
      </text:list>
      <text:p text:style-name="Text_20_body">Entonces estás dentro del mundo <text:span text:style-name="Strong_20_Emphasis">BIM (Building Information Modeling)</text:span>.</text:p>
      <text:p text:style-name="Text_20_body">Pero no sería un BIM clásico de arquitectura, sino:</text:p>
      <text:p text:style-name="Quotations">🔹 <text:span text:style-name="Strong_20_Emphasis">BIM operativo + IoT + agroindustrial</text:span></text:p>
      <text:p text:style-name="Text_20_body">Eso es más potente que un BIM puro.</text:p>
      <text:p text:style-name="Horizontal_20_Line"/>
      <text:h text:style-name="Heading_20_2" text:outline-level="2">2️⃣ ¿GeoTwin sería DCIM?</text:h>
      <text:p text:style-name="Text_20_body">Depende del enfoque.</text:p>
      <text:p text:style-name="Text_20_body"><text:span text:style-name="Strong_20_Emphasis">DCIM (Data Center Infrastructure Management)</text:span> es:</text:p>
      <text:list text:style-name="L2">
        <text:list-item>
          <text:p text:style-name="P3">Monitorización en tiempo real</text:p>
        </text:list-item>
        <text:list-item>
          <text:p text:style-name="P3">Gestión energética</text:p>
        </text:list-item>
        <text:list-item>
          <text:p text:style-name="P3">Alertas</text:p>
        </text:list-item>
        <text:list-item>
          <text:p text:style-name="P3">Estado de activos críticos</text:p>
        </text:list-item>
        <text:list-item>
          <text:p text:style-name="P3">Integración con sensores</text:p>
        </text:list-item>
        <text:list-item>
          <text:p text:style-name="P3">Gestión térmica</text:p>
        </text:list-item>
        <text:list-item>
          <text:p text:style-name="P3">KPIs operativos</text:p>
        </text:list-item>
      </text:list>
      <text:p text:style-name="Text_20_body">Si GeoTwin:</text:p>
      <text:list text:style-name="L3">
        <text:list-item>
          <text:p text:style-name="P4">Integra sensores IoT (NH₃, CO₂, temperatura, consumo eléctrico, nivel de purines)</text:p>
        </text:list-item>
        <text:list-item>
          <text:p text:style-name="P4">Monitoriza en tiempo real</text:p>
        </text:list-item>
        <text:list-item>
          <text:p text:style-name="P4">Tiene alertas inteligentes</text:p>
        </text:list-item>
        <text:list-item>
          <text:p text:style-name="P4">Mide eficiencia energética y emisiones</text:p>
        </text:list-item>
        <text:list-item>
          <text:p text:style-name="P4">Controla infraestructura crítica</text:p>
        </text:list-item>
      </text:list>
      <text:p text:style-name="Text_20_body">Entonces sí:</text:p>
      <text:p text:style-name="Quotations">🔹 GeoTwin sería un <text:span text:style-name="Strong_20_Emphasis">DCIM aplicado al entorno agroindustrial</text:span>.</text:p>
      <text:p text:style-name="Text_20_body"><text:soft-page-break/>Eso es muy interesante porque <text:span text:style-name="Strong_20_Emphasis">no existe un DCIM verticalizado para ganadería intensiva</text:span>.</text:p>
      <text:p text:style-name="Horizontal_20_Line"/>
      <text:h text:style-name="Heading_20_2" text:outline-level="2">3️⃣ Lo más potente: ser un “Agro-DCIM + BIM + Digital Twin”</text:h>
      <text:p text:style-name="Text_20_body">Aquí está la oportunidad estratégica.</text:p>
      <text:p text:style-name="Text_20_body">GeoTwin podría ser:</text:p>
      <text:p text:style-name="Quotations">🟢 <text:span text:style-name="Strong_20_Emphasis">El primer sistema de Digital Twin Infraestructural para explotaciones ganaderas</text:span></text:p>
      <text:p text:style-name="Text_20_body">Con estas capas:</text:p>
      <text:h text:style-name="Heading_20_3" text:outline-level="3">🔹 Capa 1 – BIM estructural</text:h>
      <text:p text:style-name="Text_20_body">Modelo 3D de:</text:p>
      <text:list text:style-name="L4">
        <text:list-item>
          <text:p text:style-name="P5">Nave</text:p>
        </text:list-item>
        <text:list-item>
          <text:p text:style-name="P5">Fosas</text:p>
        </text:list-item>
        <text:list-item>
          <text:p text:style-name="P5">Silo</text:p>
        </text:list-item>
        <text:list-item>
          <text:p text:style-name="P5">Sala eléctrica</text:p>
        </text:list-item>
        <text:list-item>
          <text:p text:style-name="P5">Sistema ventilación</text:p>
        </text:list-item>
        <text:list-item>
          <text:p text:style-name="P5">Digestor</text:p>
        </text:list-item>
      </text:list>
      <text:h text:style-name="Heading_20_3" text:outline-level="3">🔹 Capa 2 – IoT en tiempo real (DCIM-like)</text:h>
      <text:list text:style-name="L5">
        <text:list-item>
          <text:p text:style-name="P6">Consumo eléctrico</text:p>
        </text:list-item>
        <text:list-item>
          <text:p text:style-name="P6">Estado de ventiladores</text:p>
        </text:list-item>
        <text:list-item>
          <text:p text:style-name="P6">NH₃</text:p>
        </text:list-item>
        <text:list-item>
          <text:p text:style-name="P6">CH₄</text:p>
        </text:list-item>
        <text:list-item>
          <text:p text:style-name="P6">CO₂</text:p>
        </text:list-item>
        <text:list-item>
          <text:p text:style-name="P6">Nivel de purines</text:p>
        </text:list-item>
        <text:list-item>
          <text:p text:style-name="P6">Temperatura</text:p>
        </text:list-item>
      </text:list>
      <text:h text:style-name="Heading_20_3" text:outline-level="3">🔹 Capa 3 – Capa ESG / Green Deal</text:h>
      <text:p text:style-name="Text_20_body">Aquí encaja perfecto con los papers que estás trabajando:</text:p>
      <text:list text:style-name="L6">
        <text:list-item>
          <text:p text:style-name="P7">Cálculo de emisiones (enteric methane, manure management)</text:p>
        </text:list-item>
        <text:list-item>
          <text:p text:style-name="P7">Intensidad CO₂eq/litro leche</text:p>
        </text:list-item>
        <text:list-item>
          <text:p text:style-name="P7">Cumplimiento Green Deal</text:p>
        </text:list-item>
        <text:list-item>
          <text:p text:style-name="P7">Simulación de mejoras (ej. Bacillus + aireación)</text:p>
        </text:list-item>
        <text:list-item>
          <text:p text:style-name="P7"><text:soft-page-break/>Trade-off analysis como en el estudio del Green Deal </text:p>
          <text:p text:style-name="P7">Trade-off Analysis of Livestock…</text:p>
        </text:list-item>
      </text:list>
      <text:p text:style-name="Text_20_body">Esto es brutal porque pasas de “visualizador 3D” a:</text:p>
      <text:p text:style-name="Quotations">🔵 Plataforma estratégica para decisiones regulatorias y financieras.</text:p>
      <text:p text:style-name="Horizontal_20_Line"/>
      <text:h text:style-name="Heading_20_2" text:outline-level="2">4️⃣ ¿Cómo te posicionarías en mercado?</text:h>
      <text:p text:style-name="Text_20_body">No como:</text:p>
      <text:p text:style-name="Text_20_body">❌ “Software 3D para granjas”</text:p>
      <text:p text:style-name="Text_20_body">Sino como:</text:p>
      <text:p text:style-name="Quotations">🚀 <text:span text:style-name="Strong_20_Emphasis">Infraestructura Inteligente como Servicio para Ganadería</text:span></text:p>
      <text:p text:style-name="Text_20_body">O incluso:</text:p>
      <text:p text:style-name="Quotations">🌍 “Agro Infrastructure Intelligence Platform”</text:p>
      <text:p text:style-name="Horizontal_20_Line"/>
      <text:h text:style-name="Heading_20_2" text:outline-level="2">5️⃣ Diferencia clave con un BIM o DCIM tradicional</text:h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Table_20_Heading">Sistema</text:p>
            </table:table-cell>
            <table:table-cell table:style-name="Tabla1.A1" office:value-type="string">
              <text:p text:style-name="Table_20_Heading">Qué hace</text:p>
            </table:table-cell>
            <table:table-cell table:style-name="Tabla1.A1" office:value-type="string">
              <text:p text:style-name="Table_20_Heading">Qué haría GeoTwin</text:p>
            </table:table-cell>
          </table:table-row>
        </table:table-header-rows>
        <table:table-row>
          <table:table-cell table:style-name="Tabla1.A1" office:value-type="string">
            <text:p text:style-name="Table_20_Contents">BIM clásico</text:p>
          </table:table-cell>
          <table:table-cell table:style-name="Tabla1.A1" office:value-type="string">
            <text:p text:style-name="Table_20_Contents">Diseño y construcción</text:p>
          </table:table-cell>
          <table:table-cell table:style-name="Tabla1.A1" office:value-type="string">
            <text:p text:style-name="Table_20_Contents">Diseño + operación + sensores</text:p>
          </table:table-cell>
        </table:table-row>
        <table:table-row>
          <table:table-cell table:style-name="Tabla1.A1" office:value-type="string">
            <text:p text:style-name="Table_20_Contents">DCIM</text:p>
          </table:table-cell>
          <table:table-cell table:style-name="Tabla1.A1" office:value-type="string">
            <text:p text:style-name="Table_20_Contents">Centros de datos</text:p>
          </table:table-cell>
          <table:table-cell table:style-name="Tabla1.A1" office:value-type="string">
            <text:p text:style-name="Table_20_Contents">Granjas, purines, biogás</text:p>
          </table:table-cell>
        </table:table-row>
        <table:table-row>
          <table:table-cell table:style-name="Tabla1.A1" office:value-type="string">
            <text:p text:style-name="Table_20_Contents">Digital Twin industrial</text:p>
          </table:table-cell>
          <table:table-cell table:style-name="Tabla1.A1" office:value-type="string">
            <text:p text:style-name="Table_20_Contents">Fábricas</text:p>
          </table:table-cell>
          <table:table-cell table:style-name="Tabla1.A1" office:value-type="string">
            <text:p text:style-name="Table_20_Contents">Explotaciones ganaderas</text:p>
          </table:table-cell>
        </table:table-row>
        <table:table-row>
          <table:table-cell table:style-name="Tabla1.A1" office:value-type="string">
            <text:p text:style-name="Table_20_Contents">ERP ganadero</text:p>
          </table:table-cell>
          <table:table-cell table:style-name="Tabla1.A1" office:value-type="string">
            <text:p text:style-name="Table_20_Contents">Gestión productiva</text:p>
          </table:table-cell>
          <table:table-cell table:style-name="Tabla1.A1" office:value-type="string">
            <text:p text:style-name="Table_20_Contents">Infraestructura + ESG + energía</text:p>
          </table:table-cell>
        </table:table-row>
      </table:table>
      <text:p text:style-name="Text_20_body">GeoTwin estaría en una categoría nueva:</text:p>
      <text:p text:style-name="Quotations">🧠 <text:span text:style-name="Strong_20_Emphasis">Smart Agro Infrastructure Management (SAIM)</text:span></text:p>
      <text:p text:style-name="Horizontal_20_Line"/>
      <text:h text:style-name="Heading_20_2" text:outline-level="2">6️⃣ Encaje perfecto con tus líneas de investigación</text:h>
      <text:p text:style-name="Text_20_body">Todo lo que estás trabajando en:</text:p>
      <text:list text:style-name="L7">
        <text:list-item>
          <text:p text:style-name="P8">Emisiones ganaderas </text:p>
          <text:p text:style-name="P8">Livestock and Climate Change</text:p>
        </text:list-item>
        <text:list-item>
          <text:p text:style-name="P8">Gestión de purines con Bacillus y aireación </text:p>
          <text:p text:style-name="P8">environments-11-00171</text:p>
        </text:list-item>
        <text:list-item>
          <text:p text:style-name="P8">Green Deal y trade-offs </text:p>
          <text:p text:style-name="P8">Trade-off Analysis of Livestock…</text:p>
        </text:list-item>
      </text:list>
      <text:p text:style-name="Text_20_body">Se puede modelar en GeoTwin como:</text:p>
      <text:list text:style-name="L8">
        <text:list-item>
          <text:p text:style-name="P9"><text:soft-page-break/>Simulaciones comparativas</text:p>
        </text:list-item>
        <text:list-item>
          <text:p text:style-name="P9">Dashboard ESG</text:p>
        </text:list-item>
        <text:list-item>
          <text:p text:style-name="P9">Escenarios de mejora</text:p>
        </text:list-item>
        <text:list-item>
          <text:p text:style-name="P9">Evaluación de intervenciones</text:p>
        </text:list-item>
      </text:list>
      <text:p text:style-name="Text_20_body">Eso te convierte en algo más potente que un software:</text:p>
      <text:p text:style-name="Quotations">🔹 Plataforma de transición ecológica del sector ganadero</text:p>
      <text:p text:style-name="Horizontal_20_Line"/>
      <text:h text:style-name="Heading_20_2" text:outline-level="2">7️⃣ Conclusión estratégica</text:h>
      <text:p text:style-name="Text_20_body">Sí, GeoTwin puede ser:</text:p>
      <text:list text:style-name="L9">
        <text:list-item>
          <text:p text:style-name="P10">✅ BIM</text:p>
        </text:list-item>
        <text:list-item>
          <text:p text:style-name="P10">✅ DCIM</text:p>
        </text:list-item>
        <text:list-item>
          <text:p text:style-name="P10">✅ Digital Twin</text:p>
        </text:list-item>
        <text:list-item>
          <text:p text:style-name="P10">✅ Plataforma ESG</text:p>
        </text:list-item>
        <text:list-item>
          <text:p text:style-name="P10">✅ Herramienta Green Deal</text:p>
        </text:list-item>
      </text:list>
      <text:p text:style-name="Text_20_body">Pero lo inteligente sería presentarlo como:</text:p>
      <text:p text:style-name="Quotations">🟢 <text:span text:style-name="Strong_20_Emphasis">Digital Twin Infraestructural + ESG para Ganadería Intensiva</text:span></text:p>
      <text:p text:style-name="Text_20_body">Eso no existe como categoría clara aún.</text:p>
      <text:p text:style-name="P1">con el SW que he desarrollado puedo hacer digital twin de Daatacenters si quiero diversificar?</text:p>
      <text:p text:style-name="Text_20_body">Sí — <text:span text:style-name="Strong_20_Emphasis">técnicamente sí puedes diversificar hacia Data Centers</text:span>, pero hay matices importantes estratégicos y técnicos.</text:p>
      <text:p text:style-name="Text_20_body">Te lo separo en 4 niveles para que lo veas con claridad.</text:p>
      <text:p text:style-name="Horizontal_20_Line"/>
      <text:h text:style-name="Heading_20_1" text:outline-level="1">1️⃣ ¿Tu arquitectura encaja con un Digital Twin de Data Center?</text:h>
      <text:p text:style-name="Text_20_body">Si tu SW ya tiene:</text:p>
      <text:list text:style-name="L10">
        <text:list-item>
          <text:p text:style-name="P11">Modelo 3D estructural (BIM-like)</text:p>
        </text:list-item>
        <text:list-item>
          <text:p text:style-name="P11">Integración IoT en tiempo real</text:p>
        </text:list-item>
        <text:list-item>
          <text:p text:style-name="P11">Monitorización energética</text:p>
        </text:list-item>
        <text:list-item>
          <text:p text:style-name="P11">Alertas</text:p>
        </text:list-item>
        <text:list-item>
          <text:p text:style-name="P11">Cálculo de emisiones / eficiencia</text:p>
        </text:list-item>
        <text:list-item>
          <text:p text:style-name="P11"><text:soft-page-break/>Gestión de activos</text:p>
        </text:list-item>
      </text:list>
      <text:p text:style-name="Text_20_body">Entonces <text:span text:style-name="Strong_20_Emphasis">la base tecnológica es válida</text:span>.</text:p>
      <text:p text:style-name="Text_20_body">Un Data Center necesita exactamente eso:</text:p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Table_20_Heading">Necesidad Data Center</text:p>
            </table:table-cell>
            <table:table-cell table:style-name="Tabla2.A1" office:value-type="string">
              <text:p text:style-name="Table_20_Heading">¿Tu GeoTwin lo hace?</text:p>
            </table:table-cell>
          </table:table-row>
        </table:table-header-rows>
        <table:table-row>
          <table:table-cell table:style-name="Tabla2.A1" office:value-type="string">
            <text:p text:style-name="Table_20_Contents">Modelo 3D sala racks</text:p>
          </table:table-cell>
          <table:table-cell table:style-name="Tabla2.A1" office:value-type="string">
            <text:p text:style-name="Table_20_Contents">✅ Sí</text:p>
          </table:table-cell>
        </table:table-row>
        <table:table-row>
          <table:table-cell table:style-name="Tabla2.A1" office:value-type="string">
            <text:p text:style-name="Table_20_Contents">Monitorización consumo eléctrico</text:p>
          </table:table-cell>
          <table:table-cell table:style-name="Tabla2.A1" office:value-type="string">
            <text:p text:style-name="Table_20_Contents">✅ Sí</text:p>
          </table:table-cell>
        </table:table-row>
        <table:table-row>
          <table:table-cell table:style-name="Tabla2.A1" office:value-type="string">
            <text:p text:style-name="Table_20_Contents">Gestión térmica</text:p>
          </table:table-cell>
          <table:table-cell table:style-name="Tabla2.A1" office:value-type="string">
            <text:p text:style-name="Table_20_Contents">⚠️ Depende</text:p>
          </table:table-cell>
        </table:table-row>
        <table:table-row>
          <table:table-cell table:style-name="Tabla2.A1" office:value-type="string">
            <text:p text:style-name="Table_20_Contents">Estado UPS / generadores</text:p>
          </table:table-cell>
          <table:table-cell table:style-name="Tabla2.A1" office:value-type="string">
            <text:p text:style-name="Table_20_Contents">⚠️ Integrable</text:p>
          </table:table-cell>
        </table:table-row>
        <table:table-row>
          <table:table-cell table:style-name="Tabla2.A1" office:value-type="string">
            <text:p text:style-name="Table_20_Contents">PUE (Power Usage Effectiveness)</text:p>
          </table:table-cell>
          <table:table-cell table:style-name="Tabla2.A1" office:value-type="string">
            <text:p text:style-name="Table_20_Contents">✅ Calculable</text:p>
          </table:table-cell>
        </table:table-row>
        <table:table-row>
          <table:table-cell table:style-name="Tabla2.A1" office:value-type="string">
            <text:p text:style-name="Table_20_Contents">Alertas críticas 24/7</text:p>
          </table:table-cell>
          <table:table-cell table:style-name="Tabla2.A1" office:value-type="string">
            <text:p text:style-name="Table_20_Contents">⚠️ Debe ser muy robusto</text:p>
          </table:table-cell>
        </table:table-row>
        <table:table-row>
          <table:table-cell table:style-name="Tabla2.A1" office:value-type="string">
            <text:p text:style-name="Table_20_Contents">Redundancia Tier III/IV</text:p>
          </table:table-cell>
          <table:table-cell table:style-name="Tabla2.A1" office:value-type="string">
            <text:p text:style-name="Table_20_Contents">❌ Aquí cambia el juego</text:p>
          </table:table-cell>
        </table:table-row>
      </table:table>
      <text:p text:style-name="Text_20_body">La diferencia no es conceptual.<text:line-break/>Es <text:span text:style-name="Strong_20_Emphasis">nivel de criticidad y certificación</text:span>.</text:p>
      <text:p text:style-name="Horizontal_20_Line"/>
      <text:h text:style-name="Heading_20_1" text:outline-level="1">2️⃣ Lo que cambia radicalmente: el nivel de exigencia</text:h>
      <text:p text:style-name="Text_20_body">En ganadería:</text:p>
      <text:list text:style-name="L11">
        <text:list-item>
          <text:p text:style-name="P12">Si el sistema cae 30 minutos → problema operativo.</text:p>
        </text:list-item>
      </text:list>
      <text:p text:style-name="Text_20_body">En Data Center:</text:p>
      <text:list text:style-name="L12">
        <text:list-item>
          <text:p text:style-name="P13">Si el sistema cae 30 segundos → millones en pérdidas.</text:p>
        </text:list-item>
      </text:list>
      <text:p text:style-name="Text_20_body">Ahí está el salto.</text:p>
      <text:p text:style-name="Text_20_body">Los Data Centers trabajan con:</text:p>
      <text:list text:style-name="L13">
        <text:list-item>
          <text:p text:style-name="P14">SLA 99.999%</text:p>
        </text:list-item>
        <text:list-item>
          <text:p text:style-name="P14">Redundancia total</text:p>
        </text:list-item>
        <text:list-item>
          <text:p text:style-name="P14">Sistemas certificados</text:p>
        </text:list-item>
        <text:list-item>
          <text:p text:style-name="P14">Integraciones con:</text:p>
          <text:list>
            <text:list-item>
              <text:p text:style-name="P14">Schneider EcoStruxure</text:p>
            </text:list-item>
            <text:list-item>
              <text:p text:style-name="P14">Siemens</text:p>
            </text:list-item>
            <text:list-item>
              <text:p text:style-name="P14">Vertiv</text:p>
            </text:list-item>
            <text:list-item>
              <text:p text:style-name="P14">Johnson Controls</text:p>
            </text:list-item>
            <text:list-item>
              <text:p text:style-name="P14">Nlyte</text:p>
            </text:list-item>
            <text:list-item>
              <text:p text:style-name="P14">Sunbird DCIM</text:p>
            </text:list-item>
          </text:list>
        </text:list-item>
      </text:list>
      <text:p text:style-name="Text_20_body"><text:soft-page-break/>No es imposible competir…<text:line-break/>Pero es otro nivel de robustez.</text:p>
      <text:p text:style-name="Horizontal_20_Line"/>
      <text:h text:style-name="Heading_20_1" text:outline-level="1">3️⃣ ¿Qué necesitarías añadir para ser realmente competitivo?</text:h>
      <text:p text:style-name="Text_20_body">Para convertir GeoTwin en Digital Twin de Data Center necesitarías:</text:p>
      <text:h text:style-name="Heading_20_3" text:outline-level="3">🔹 A) Integración BMS real</text:h>
      <text:list text:style-name="L14">
        <text:list-item>
          <text:p text:style-name="P15">Modbus</text:p>
        </text:list-item>
        <text:list-item>
          <text:p text:style-name="P15">BACnet</text:p>
        </text:list-item>
        <text:list-item>
          <text:p text:style-name="P15">SNMP</text:p>
        </text:list-item>
        <text:list-item>
          <text:p text:style-name="P15">OPC-UA</text:p>
        </text:list-item>
        <text:list-item>
          <text:p text:style-name="P15">APIs industriales</text:p>
        </text:list-item>
      </text:list>
      <text:h text:style-name="Heading_20_3" text:outline-level="3">🔹 B) Gestión térmica avanzada</text:h>
      <text:list text:style-name="L15">
        <text:list-item>
          <text:p text:style-name="P16">CFD airflow modelling</text:p>
        </text:list-item>
        <text:list-item>
          <text:p text:style-name="P16">Hot/cold aisle simulation</text:p>
        </text:list-item>
        <text:list-item>
          <text:p text:style-name="P16">Gestión de contención</text:p>
        </text:list-item>
      </text:list>
      <text:h text:style-name="Heading_20_3" text:outline-level="3">🔹 C) Métricas específicas DC</text:h>
      <text:list text:style-name="L16">
        <text:list-item>
          <text:p text:style-name="P17">PUE</text:p>
        </text:list-item>
        <text:list-item>
          <text:p text:style-name="P17">DCiE</text:p>
        </text:list-item>
        <text:list-item>
          <text:p text:style-name="P17">WUE</text:p>
        </text:list-item>
        <text:list-item>
          <text:p text:style-name="P17">CUE</text:p>
        </text:list-item>
        <text:list-item>
          <text:p text:style-name="P17">Capacity planning dinámico</text:p>
        </text:list-item>
      </text:list>
      <text:h text:style-name="Heading_20_3" text:outline-level="3">🔹 D) Ciberseguridad industrial</text:h>
      <text:p text:style-name="Text_20_body">Nivel muy alto (ISO 27001, SOC2).</text:p>
      <text:p text:style-name="Horizontal_20_Line"/>
      <text:h text:style-name="Heading_20_1" text:outline-level="1">4️⃣ Estrategia inteligente (mi opinión estratégica)</text:h>
      <text:p text:style-name="Text_20_body">En vez de ir a competir directamente con:</text:p>
      <text:list text:style-name="L17">
        <text:list-item>
          <text:p text:style-name="P18">Schneider</text:p>
        </text:list-item>
        <text:list-item>
          <text:p text:style-name="P18"><text:soft-page-break/>Siemens</text:p>
        </text:list-item>
        <text:list-item>
          <text:p text:style-name="P18">Vertiv</text:p>
        </text:list-item>
      </text:list>
      <text:p text:style-name="Text_20_body">Puedes posicionarte como:</text:p>
      <text:p text:style-name="Quotations">🟢 Digital Twin ESG &amp; Energy Optimization Layer para Data Centers medianos.</text:p>
      <text:p text:style-name="Text_20_body">Es decir:</text:p>
      <text:p text:style-name="Text_20_body">No competir en DCIM puro.<text:line-break/>Sino en:</text:p>
      <text:list text:style-name="L18">
        <text:list-item>
          <text:p text:style-name="P19">Optimización energética</text:p>
        </text:list-item>
        <text:list-item>
          <text:p text:style-name="P19">Huella de carbono</text:p>
        </text:list-item>
        <text:list-item>
          <text:p text:style-name="P19">Simulación de eficiencia</text:p>
        </text:list-item>
        <text:list-item>
          <text:p text:style-name="P19">Twin 3D visual premium</text:p>
        </text:list-item>
        <text:list-item>
          <text:p text:style-name="P19">Reporting Green Deal / CSRD / ESG</text:p>
        </text:list-item>
      </text:list>
      <text:p text:style-name="Text_20_body">Ahí hay un hueco más accesible.</text:p>
      <text:p text:style-name="Horizontal_20_Line"/>
      <text:h text:style-name="Heading_20_1" text:outline-level="1">5️⃣ Comparativa estratégica</text:h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header-rows>
          <table:table-row>
            <table:table-cell table:style-name="Tabla3.A1" office:value-type="string">
              <text:p text:style-name="Table_20_Heading">Opción</text:p>
            </table:table-cell>
            <table:table-cell table:style-name="Tabla3.A1" office:value-type="string">
              <text:p text:style-name="Table_20_Heading">Riesgo</text:p>
            </table:table-cell>
            <table:table-cell table:style-name="Tabla3.A1" office:value-type="string">
              <text:p text:style-name="Table_20_Heading">Barrera entrada</text:p>
            </table:table-cell>
            <table:table-cell table:style-name="Tabla3.A1" office:value-type="string">
              <text:p text:style-name="Table_20_Heading">Margen potencial</text:p>
            </table:table-cell>
          </table:table-row>
        </table:table-header-rows>
        <table:table-row>
          <table:table-cell table:style-name="Tabla3.A1" office:value-type="string">
            <text:p text:style-name="Table_20_Contents">Seguir agro</text:p>
          </table:table-cell>
          <table:table-cell table:style-name="Tabla3.A1" office:value-type="string">
            <text:p text:style-name="Table_20_Contents">Bajo</text:p>
          </table:table-cell>
          <table:table-cell table:style-name="Tabla3.A1" office:value-type="string">
            <text:p text:style-name="Table_20_Contents">Media</text:p>
          </table:table-cell>
          <table:table-cell table:style-name="Tabla3.A1" office:value-type="string">
            <text:p text:style-name="Table_20_Contents">Alto si lideras nicho</text:p>
          </table:table-cell>
        </table:table-row>
        <table:table-row>
          <table:table-cell table:style-name="Tabla3.A1" office:value-type="string">
            <text:p text:style-name="Table_20_Contents">DCIM Tier IV</text:p>
          </table:table-cell>
          <table:table-cell table:style-name="Tabla3.A1" office:value-type="string">
            <text:p text:style-name="Table_20_Contents">Muy alto</text:p>
          </table:table-cell>
          <table:table-cell table:style-name="Tabla3.A1" office:value-type="string">
            <text:p text:style-name="Table_20_Contents">Muy alta</text:p>
          </table:table-cell>
          <table:table-cell table:style-name="Tabla3.A1" office:value-type="string">
            <text:p text:style-name="Table_20_Contents">Alto pero difícil</text:p>
          </table:table-cell>
        </table:table-row>
        <table:table-row>
          <table:table-cell table:style-name="Tabla3.A1" office:value-type="string">
            <text:p text:style-name="Table_20_Contents">Digital Twin ESG para DC</text:p>
          </table:table-cell>
          <table:table-cell table:style-name="Tabla3.A1" office:value-type="string">
            <text:p text:style-name="Table_20_Contents">Medio</text:p>
          </table:table-cell>
          <table:table-cell table:style-name="Tabla3.A1" office:value-type="string">
            <text:p text:style-name="Table_20_Contents">Media</text:p>
          </table:table-cell>
          <table:table-cell table:style-name="Tabla3.A1" office:value-type="string">
            <text:p text:style-name="Table_20_Contents">Muy interesante</text:p>
          </table:table-cell>
        </table:table-row>
      </table:table>
      <text:p text:style-name="Horizontal_20_Line"/>
      <text:h text:style-name="Heading_20_1" text:outline-level="1">6️⃣ Pregunta clave para decidir</text:h>
      <text:p text:style-name="Text_20_body">¿Tu core es infraestructura crítica industrial?<text:line-break/>¿O es visualización + IoT + ESG + eficiencia?</text:p>
      <text:p text:style-name="Text_20_body">Si es lo segundo → puedes diversificar sin cambiar ADN.</text:p>
      <text:p text:style-name="Text_20_body">Si quieres competir en misión crítica pura → necesitas inversión fuerte y certificaciones.</text:p>
      <text:p text:style-name="Horizontal_20_Line"/>
      <text:h text:style-name="Heading_20_1" text:outline-level="1">7️⃣ Conclusión honesta</text:h>
      <text:p text:style-name="Text_20_body">Sí, puedes hacer Digital Twin de Data Centers.</text:p>
      <text:p text:style-name="Text_20_body">Pero:</text:p>
      <text:p text:style-name="Text_20_body">🔹 No es un cambio de sector.<text:line-break/>🔹 Es un cambio de nivel de exigencia técnica y comercial.</text:p>
      <text:p text:style-name="Text_20_body"><text:soft-page-break/>Tu tecnología es trasladable.<text:line-break/>Tu posicionamiento debe adaptarse.</text:p>
      <text:p text:style-name="Horizontal_20_Line"/>
      <text:p text:style-name="Text_20_body">Si quieres, puedo:</text:p>
      <text:list text:style-name="L19">
        <text:list-item>
          <text:p text:style-name="P20">Analizar tu stack actual y decirte qué gap real tendrías</text:p>
        </text:list-item>
        <text:list-item>
          <text:p text:style-name="P20">Hacer un roadmap de diversificación de 18 meses</text:p>
        </text:list-item>
        <text:list-item>
          <text:p text:style-name="P20">O ayudarte a decidir si estratégicamente te conviene más dominar el vertical agro primero</text:p>
        </text:list-item>
      </text:list>
      <text:p text:style-name="Text_20_body">¿Quieres diversificar por oportunidad de mercado o por estrategia de crecimiento a largo plazo?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9T15:41:55.923659615</meta:creation-date>
    <dc:date>2026-02-19T15:45:31.313518403</dc:date>
    <meta:editing-duration>PT3M35S</meta:editing-duration>
    <meta:editing-cycles>2</meta:editing-cycles>
    <meta:generator>LibreOffice/24.2.7.2$Linux_X86_64 LibreOffice_project/420$Build-2</meta:generator>
    <meta:document-statistic meta:table-count="3" meta:image-count="0" meta:object-count="0" meta:page-count="8" meta:paragraph-count="225" meta:word-count="1112" meta:character-count="6527" meta:non-whitespace-character-count="5733"/>
  </office:meta>
</office:document-meta>
</file>